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text-properties officeooo:rsid="000c7c4a"/>
    </style:style>
    <style:style style:name="P2" style:family="paragraph" style:parent-style-name="Standard">
      <style:text-properties officeooo:rsid="000c7c4a" officeooo:paragraph-rsid="000c7c4a"/>
    </style:style>
    <style:style style:name="P3" style:family="paragraph" style:parent-style-name="Standard">
      <style:text-properties fo:color="#1e6a39" loext:opacity="100%" officeooo:rsid="000c7c4a" officeooo:paragraph-rsid="000c7c4a"/>
    </style:style>
    <style:style style:name="P4" style:family="paragraph" style:parent-style-name="Standard">
      <style:text-properties officeooo:paragraph-rsid="000c7c4a"/>
    </style:style>
    <style:style style:name="P5" style:family="paragraph" style:parent-style-name="Standard">
      <style:text-properties style:use-window-font-color="true" loext:opacity="0%" officeooo:rsid="000c7c4a" officeooo:paragraph-rsid="000c7c4a"/>
    </style:style>
    <style:style style:name="P6" style:family="paragraph" style:parent-style-name="Standard">
      <style:text-properties style:use-window-font-color="true" loext:opacity="0%" officeooo:rsid="000c7c4a" officeooo:paragraph-rsid="000d5489"/>
    </style:style>
    <style:style style:name="P7" style:family="paragraph" style:parent-style-name="Standard">
      <style:text-properties style:use-window-font-color="true" loext:opacity="0%" officeooo:rsid="000e03b2" officeooo:paragraph-rsid="000e03b2"/>
    </style:style>
    <style:style style:name="T1" style:family="text">
      <style:text-properties officeooo:rsid="000c7c4a"/>
    </style:style>
    <style:style style:name="T2" style:family="text">
      <style:text-properties fo:color="#1e6a39" loext:opacity="100%"/>
    </style:style>
    <style:style style:name="T3" style:family="text">
      <style:text-properties style:use-window-font-color="true" loext:opacity="0%"/>
    </style:style>
    <style:style style:name="T4" style:family="text">
      <style:text-properties officeooo:rsid="000d54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leccionar elementos en el DOM forma tradicional:</text:p>
      <text:p text:style-name="P2"><text:tab/><text:span text:style-name="T2">document.getElementById(“#element”);</text:span></text:p>
      <text:p text:style-name="P3"><text:tab/>document.getElementByTagName(“div”);</text:p>
      <text:p text:style-name="P3"><text:tab/>var imagenes=document.querySelectorAll(“#element img”);</text:p>
      <text:p text:style-name="P2"/>
      <text:p text:style-name="P2">.querySelectorAll almacena elementos en un array que hay que recorrerlo con un bucle.</text:p>
      <text:p text:style-name="P3">ForEach: <text:a xlink:type="simple" xlink:href="https://www.freecodecamp.org/espanol/news/foreach-en-javascript-como-recorrer-un-arreglo-en-js/" text:style-name="Internet_20_link" text:visited-style-name="Visited_20_Internet_20_Link">https://www.freecodecamp.org/espanol/news/foreach-en-javascript-como-recorrer-un-arreglo-en-js/</text:a></text:p>
      <text:p text:style-name="P2"><text:tab/></text:p>
      <text:p text:style-name="P2"><text:tab/>Selectores CSS con JQuery:</text:p>
      <text:p text:style-name="P2"><text:tab/><text:tab/><text:span text:style-name="T2">Clase: $(“.element”);</text:span></text:p>
      <text:p text:style-name="P3"><text:tab/><text:tab/>Id: $(“#element”);</text:p>
      <text:p text:style-name="P3"><text:tab/><text:tab/>Selector: $(“p”);</text:p>
      <text:p text:style-name="P2"/>
      <text:p text:style-name="P1"/>
      <text:p text:style-name="P2"/>
      <text:p text:style-name="P2">Hay que cargar la librería Jquery en un script.</text:p>
      <text:p text:style-name="P2"/>
      <text:p text:style-name="P4"><text:span text:style-name="T1">La siguiente instrucción sirve para ejecutar funciones una vez se ha cargado el DOM de una página web:</text:span></text:p>
      <text:p text:style-name="P3">$(document).ready(function(){</text:p>
      <text:p text:style-name="P3"><text:tab/>//código aquí</text:p>
      <text:p text:style-name="P3">});</text:p>
      <text:p text:style-name="P3"/>
      <text:p text:style-name="P5">Forma tradicional:</text:p>
      <text:p text:style-name="P3">window.addEventListener('load', function (){</text:p>
      <text:p text:style-name="P3"><text:tab/>//código aquí</text:p>
      <text:p text:style-name="P3">});</text:p>
      <text:p text:style-name="P3"/>
      <text:p text:style-name="P5">Funciones encadenadas:</text:p>
      <text:p text:style-name="P5">En JQuery:</text:p>
      <text:p text:style-name="P3">$(“#obj”).width().height().text().hide().fadeIn(10000);</text:p>
      <text:p text:style-name="P5"/>
      <text:p text:style-name="P5">En Vanilla JS sería:</text:p>
      <text:p text:style-name="P3">var obj = document.getElementById(“#element”);</text:p>
      <text:p text:style-name="P3">obj.style.width=””;</text:p>
      <text:p text:style-name="P3">obj.style.height=””;</text:p>
      <text:p text:style-name="P3">obj.innerHTML=”texto”; <text:span text:style-name="T3">(cambiar el texto de un elemento del DOM)</text:span></text:p>
      <text:p text:style-name="P3"/>
      <text:p text:style-name="P5">Funciones JQuery:</text:p>
      <text:p text:style-name="P3"/>
      <text:p text:style-name="P5"><text:span text:style-name="T2">.html()</text:span> - Reemplazar texto y etiquetas</text:p>
      <text:p text:style-name="P5"><text:span text:style-name="T2">.text()</text:span> - Sustituye texto pero no manipula etiquetas HTML</text:p>
      <text:p text:style-name="P5"><text:span text:style-name="T2">.after()</text:span> - Incluye texto después y fuera del contenedor señalado</text:p>
      <text:p text:style-name="P5"><text:span text:style-name="T2">.before()</text:span> - Incluye texto antes y fuera del contenedor señalado</text:p>
      <text:p text:style-name="P5"><text:span text:style-name="T2">.append()</text:span> - Incluye texto a continuación y dentro del contenedor señalado</text:p>
      <text:p text:style-name="P5"><text:span text:style-name="T2">.prepend()</text:span> - Incluye texto al principio y dentro del contenedor señalado</text:p>
      <text:p text:style-name="P5"><text:span text:style-name="T2">.remove()</text:span> - <text:span text:style-name="T4">Elimina un elemento dependiendo del evento indicado (click, mouseover,...)</text:span></text:p>
      <text:p text:style-name="P6"><text:span text:style-name="T2">.replaceWith()</text:span> - <text:span text:style-name="T4">Reemplaza un elemento dependiendo del evento indicado (click, mouseover,...)</text:span></text:p>
      <text:p text:style-name="P5"/>
      <text:p text:style-name="P7"/>
      <text:p text:style-name="P7"/>
      <text:p text:style-name="P7"><text:soft-page-break/>Cambiando atributos CSS:</text:p>
      <text:p text:style-name="P7"><text:span text:style-name="T2">.addClass()</text:span> - Añade una clase a un elemento</text:p>
      <text:p text:style-name="P7"><text:span text:style-name="T2">.removeClass()</text:span> - Quita una clase a un elemento</text:p>
      <text:p text:style-name="P7"><text:span text:style-name="T2">.toggleClass()</text:span> - Es como un switch on/off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5T13:37:29.516000000</meta:creation-date>
    <dc:date>2023-08-25T19:13:56.690000000</dc:date>
    <meta:editing-duration>PT5H36M26S</meta:editing-duration>
    <meta:editing-cycles>3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41" meta:word-count="207" meta:character-count="1706" meta:non-whitespace-character-count="1526"/>
  </office:meta>
</office:document-meta>
</file>